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116c2"/>
    </style:style>
    <style:style style:name="P3" style:family="paragraph" style:parent-style-name="Standard">
      <style:paragraph-properties fo:text-align="justify" style:justify-single-word="false"/>
      <style:text-properties officeooo:paragraph-rsid="00068c9f"/>
    </style:style>
    <style:style style:name="P4" style:family="paragraph" style:parent-style-name="Standard">
      <style:paragraph-properties fo:text-align="justify" style:justify-single-word="false"/>
      <style:text-properties officeooo:paragraph-rsid="000bf01f"/>
    </style:style>
    <style:style style:name="P5" style:family="paragraph" style:parent-style-name="Standard">
      <style:paragraph-properties fo:text-align="justify" style:justify-single-word="false"/>
      <style:text-properties fo:font-weight="bold" officeooo:rsid="000116c2" officeooo:paragraph-rsid="000116c2"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style:text-underline-style="none" fo:font-weight="bold" officeooo:rsid="000bf01f" officeooo:paragraph-rsid="000bf01f" style:font-weight-asian="bold" style:font-weight-complex="bold"/>
    </style:style>
    <style:style style:name="P8" style:family="paragraph" style:parent-style-name="Standard">
      <style:paragraph-properties fo:text-align="justify" style:justify-single-word="false"/>
      <style:text-properties style:text-underline-style="none" fo:font-weight="bold" officeooo:rsid="000da01b" officeooo:paragraph-rsid="000da01b" style:font-weight-asian="bold" style:font-weight-complex="bold"/>
    </style:style>
    <style:style style:name="P9" style:family="paragraph" style:parent-style-name="Standard">
      <style:paragraph-properties fo:text-align="justify" style:justify-single-word="false"/>
      <style:text-properties style:text-underline-style="none" fo:font-weight="normal" officeooo:rsid="000bf01f" officeooo:paragraph-rsid="000bf01f" style:font-weight-asian="normal" style:font-weight-complex="normal"/>
    </style:style>
    <style:style style:name="P10" style:family="paragraph" style:parent-style-name="Title">
      <style:paragraph-properties fo:text-align="center" style:justify-single-word="false"/>
    </style:style>
    <style:style style:name="P11" style:family="paragraph" style:parent-style-name="Title">
      <style:paragraph-properties fo:text-align="center" style:justify-single-word="false"/>
      <style:text-properties officeooo:rsid="00049f50" officeooo:paragraph-rsid="00049f50"/>
    </style:style>
    <style:style style:name="P12" style:family="paragraph" style:parent-style-name="Standard">
      <style:paragraph-properties fo:text-align="justify" style:justify-single-word="false" fo:break-before="page"/>
      <style:text-properties style:text-underline-style="none" fo:font-weight="bold" officeooo:rsid="000bf01f" officeooo:paragraph-rsid="000bf01f" style:font-weight-asian="bold" style:font-weight-complex="bold"/>
    </style:style>
    <style:style style:name="P13" style:family="paragraph" style:parent-style-name="Standard" style:list-style-name="L1">
      <style:paragraph-properties fo:text-align="justify" style:justify-single-word="false"/>
      <style:text-properties officeooo:paragraph-rsid="000116c2"/>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2">
      <style:paragraph-properties fo:text-align="justify" style:justify-single-word="false"/>
      <style:text-properties officeooo:paragraph-rsid="00068c9f"/>
    </style:style>
    <style:style style:name="P16" style:family="paragraph" style:parent-style-name="Standard" style:list-style-name="L2">
      <style:paragraph-properties fo:text-align="justify" style:justify-single-word="false"/>
      <style:text-properties officeooo:paragraph-rsid="0009f7be"/>
    </style:style>
    <style:style style:name="P17" style:family="paragraph" style:parent-style-name="Standard" style:list-style-name="L2">
      <style:paragraph-properties fo:text-align="justify" style:justify-single-word="false"/>
      <style:text-properties officeooo:paragraph-rsid="000bf01f"/>
    </style:style>
    <style:style style:name="P18" style:family="paragraph" style:parent-style-name="Standard" style:list-style-name="L3">
      <style:paragraph-properties fo:text-align="justify" style:justify-single-word="false"/>
      <style:text-properties officeooo:paragraph-rsid="0009f7be"/>
    </style:style>
    <style:style style:name="P19" style:family="paragraph" style:parent-style-name="Standard" style:list-style-name="L4">
      <style:paragraph-properties fo:text-align="justify" style:justify-single-word="false"/>
      <style:text-properties officeooo:paragraph-rsid="000296b7"/>
    </style:style>
    <style:style style:name="P20" style:family="paragraph" style:parent-style-name="Standard" style:list-style-name="L1">
      <style:paragraph-properties fo:text-align="justify" style:justify-single-word="false"/>
      <style:text-properties officeooo:rsid="000116c2" officeooo:paragraph-rsid="000116c2"/>
    </style:style>
    <style:style style:name="P21" style:family="paragraph" style:parent-style-name="Standard" style:list-style-name="L1">
      <style:paragraph-properties fo:text-align="justify" style:justify-single-word="false"/>
      <style:text-properties officeooo:rsid="0001f487" officeooo:paragraph-rsid="0001f487"/>
    </style:style>
    <style:style style:name="P22" style:family="paragraph" style:parent-style-name="Standard" style:list-style-name="L2">
      <style:paragraph-properties fo:text-align="justify" style:justify-single-word="false"/>
      <style:text-properties officeooo:rsid="00068c9f" officeooo:paragraph-rsid="00068c9f"/>
    </style:style>
    <style:style style:name="P23" style:family="paragraph" style:parent-style-name="Standard" style:list-style-name="L2">
      <style:paragraph-properties fo:text-align="justify" style:justify-single-word="false"/>
      <style:text-properties officeooo:rsid="0009f7be" officeooo:paragraph-rsid="0009f7be"/>
    </style:style>
    <style:style style:name="P24" style:family="paragraph" style:parent-style-name="Standard" style:list-style-name="L3">
      <style:paragraph-properties fo:text-align="justify" style:justify-single-word="false"/>
      <style:text-properties officeooo:rsid="000296b7" officeooo:paragraph-rsid="000bf01f"/>
    </style:style>
    <style:style style:name="P25" style:family="paragraph" style:parent-style-name="Standard" style:list-style-name="L3">
      <style:paragraph-properties fo:text-align="justify" style:justify-single-word="false"/>
      <style:text-properties officeooo:rsid="0004359b" officeooo:paragraph-rsid="000bf01f"/>
    </style:style>
    <style:style style:name="P26" style:family="paragraph" style:parent-style-name="Standard" style:list-style-name="L4">
      <style:paragraph-properties fo:text-align="justify" style:justify-single-word="false"/>
      <style:text-properties officeooo:rsid="0004359b" officeooo:paragraph-rsid="0004359b"/>
    </style:style>
    <style:style style:name="P27" style:family="paragraph" style:parent-style-name="Standard" style:list-style-name="L4">
      <style:paragraph-properties fo:text-align="justify" style:justify-single-word="false"/>
      <style:text-properties officeooo:rsid="0004847e" officeooo:paragraph-rsid="0004847e"/>
    </style:style>
    <style:style style:name="P28" style:family="paragraph" style:parent-style-name="Standard" style:list-style-name="L5">
      <style:paragraph-properties fo:text-align="justify" style:justify-single-word="false"/>
      <style:text-properties style:text-underline-style="none" fo:font-weight="normal" officeooo:rsid="000bf01f" officeooo:paragraph-rsid="000bf01f" style:font-weight-asian="normal" style:font-weight-complex="normal"/>
    </style:style>
    <style:style style:name="P29" style:family="paragraph" style:parent-style-name="Standard" style:list-style-name="L6">
      <style:paragraph-properties fo:text-align="justify" style:justify-single-word="false"/>
      <style:text-properties style:text-underline-style="none" fo:font-weight="normal" officeooo:rsid="000bf01f" officeooo:paragraph-rsid="000bf01f" style:font-weight-asian="normal" style:font-weight-complex="normal"/>
    </style:style>
    <style:style style:name="P30" style:family="paragraph" style:parent-style-name="Standard" style:list-style-name="L7">
      <style:paragraph-properties fo:text-align="justify" style:justify-single-word="false"/>
      <style:text-properties style:text-underline-style="none" fo:font-weight="normal" officeooo:rsid="000de80e" officeooo:paragraph-rsid="000de80e" style:font-weight-asian="normal" style:font-weight-complex="normal"/>
    </style:style>
    <style:style style:name="P31" style:family="paragraph" style:parent-style-name="Standard" style:list-style-name="L7">
      <style:paragraph-properties fo:text-align="justify" style:justify-single-word="false"/>
      <style:text-properties style:text-underline-style="none" fo:font-weight="bold" officeooo:rsid="000de80e" officeooo:paragraph-rsid="000de80e" style:font-weight-asian="bold" style:font-weight-complex="bold"/>
    </style:style>
    <style:style style:name="P32" style:family="paragraph" style:parent-style-name="Heading_20_1">
      <style:paragraph-properties fo:text-align="center" style:justify-single-word="false"/>
    </style:style>
    <style:style style:name="P33" style:family="paragraph" style:parent-style-name="Heading_20_1">
      <style:paragraph-properties fo:text-align="center" style:justify-single-word="false"/>
      <style:text-properties fo:font-style="italic" fo:font-weight="bold" officeooo:rsid="000116c2" officeooo:paragraph-rsid="000116c2"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0116c2" style:font-weight-asian="bold" style:font-weight-complex="bold"/>
    </style:style>
    <style:style style:name="T3" style:family="text">
      <style:text-properties fo:font-weight="bold" officeooo:rsid="000296b7" style:font-weight-asian="bold" style:font-weight-complex="bold"/>
    </style:style>
    <style:style style:name="T4" style:family="text">
      <style:text-properties fo:font-weight="bold" officeooo:rsid="00068c9f" style:font-weight-asian="bold" style:font-weight-complex="bold"/>
    </style:style>
    <style:style style:name="T5" style:family="text">
      <style:text-properties fo:font-weight="bold" officeooo:rsid="0009f7be" style:font-weight-asian="bold" style:font-weight-complex="bold"/>
    </style:style>
    <style:style style:name="T6" style:family="text">
      <style:text-properties fo:font-weight="bold" officeooo:rsid="000bf01f"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116c2"/>
    </style:style>
    <style:style style:name="T9" style:family="text">
      <style:text-properties style:text-underline-style="solid" style:text-underline-width="auto" style:text-underline-color="font-color" officeooo:rsid="000296b7"/>
    </style:style>
    <style:style style:name="T10" style:family="text">
      <style:text-properties style:text-underline-style="solid" style:text-underline-width="auto" style:text-underline-color="font-color" officeooo:rsid="00068c9f"/>
    </style:style>
    <style:style style:name="T11" style:family="text">
      <style:text-properties style:text-underline-style="solid" style:text-underline-width="auto" style:text-underline-color="font-color" fo:font-weight="normal" officeooo:rsid="000296b7" style:font-weight-asian="normal" style:font-weight-complex="normal"/>
    </style:style>
    <style:style style:name="T12" style:family="text">
      <style:text-properties style:text-underline-style="solid" style:text-underline-width="auto" style:text-underline-color="font-color" fo:font-weight="normal" officeooo:rsid="00068c9f" style:font-weight-asian="normal" style:font-weight-complex="normal"/>
    </style:style>
    <style:style style:name="T13" style:family="text">
      <style:text-properties style:text-underline-style="solid" style:text-underline-width="auto" style:text-underline-color="font-color" officeooo:rsid="0009f7be"/>
    </style:style>
    <style:style style:name="T14" style:family="text">
      <style:text-properties style:text-underline-style="solid" style:text-underline-width="auto" style:text-underline-color="font-color" officeooo:rsid="000bf01f"/>
    </style:style>
    <style:style style:name="T15" style:family="text">
      <style:text-properties fo:font-style="italic" style:font-style-asian="italic" style:font-style-complex="italic"/>
    </style:style>
    <style:style style:name="T16" style:family="text">
      <style:text-properties fo:font-style="italic" officeooo:rsid="000296b7"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0296b7"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00ce6c"/>
    </style:style>
    <style:style style:name="T21" style:family="text">
      <style:text-properties officeooo:rsid="000296b7"/>
    </style:style>
    <style:style style:name="T22" style:family="text">
      <style:text-properties style:font-name="Courier New"/>
    </style:style>
    <style:style style:name="T23" style:family="text">
      <style:text-properties officeooo:rsid="0002e873"/>
    </style:style>
    <style:style style:name="T24" style:family="text">
      <style:text-properties officeooo:rsid="0004359b"/>
    </style:style>
    <style:style style:name="T25" style:family="text">
      <style:text-properties officeooo:rsid="0004847e"/>
    </style:style>
    <style:style style:name="T26" style:family="text">
      <style:text-properties officeooo:rsid="00049f50"/>
    </style:style>
    <style:style style:name="T27" style:family="text">
      <style:text-properties officeooo:rsid="00068c9f"/>
    </style:style>
    <style:style style:name="T28" style:family="text">
      <style:text-properties fo:font-weight="normal" officeooo:rsid="00068c9f" style:font-weight-asian="normal" style:font-weight-complex="normal"/>
    </style:style>
    <style:style style:name="T29" style:family="text">
      <style:text-properties officeooo:rsid="0009f7be"/>
    </style:style>
    <style:style style:name="T30" style:family="text">
      <style:text-properties officeooo:rsid="000bf01f"/>
    </style:style>
    <style:style style:name="T31" style:family="text">
      <style:text-properties style:font-name="DejaVu Sans Mono" fo:font-size="9pt" officeooo:rsid="000bf01f" style:font-size-asian="9pt" style:font-size-complex="9pt"/>
    </style:style>
    <style:style style:name="T32" style:family="text">
      <style:text-properties style:font-name="DejaVu Sans Mono" fo:font-size="9pt" officeooo:rsid="0002e873" style:font-size-asian="9pt" style:font-size-complex="9pt"/>
    </style:style>
    <style:style style:name="T33" style:family="text">
      <style:text-properties officeooo:rsid="000da01b"/>
    </style:style>
    <style:style style:name="T34" style:family="text">
      <style:text-properties officeooo:rsid="000de8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zonamiento (II)</text:p>
      <text:p text:style-name="P10">Razonamiento Automático <text:span text:style-name="T26">(GII)</text:span></text:p>
      <text:h text:style-name="P32" text:outline-level="1">Práctica <text:span text:style-name="T20">2</text:span></text:h>
      <text:h text:style-name="P33" text:outline-level="1">Machine Learning</text:h>
      <text:p text:style-name="P1"/>
      <text:p text:style-name="P2"><text:span text:style-name="T1">Defensa de trabajos (en grupo)</text:span>: <text:span text:style-name="T10">Miércoles</text:span><text:span text:style-name="T7">, </text:span><text:span text:style-name="T8">2</text:span><text:span text:style-name="T10">1</text:span><text:span text:style-name="T7"> de </text:span><text:span text:style-name="T8">enero </text:span><text:span text:style-name="T7">de 201</text:span><text:span text:style-name="T10">5</text:span><text:span text:style-name="T7"> a las </text:span><text:span text:style-name="T8">09:00</text:span><text:span text:style-name="T7">h, </text:span><text:span text:style-name="T9">aula L16.</text:span></text:p>
      <text:list xml:id="list8378443525452531048" text:style-name="L1">
        <text:list-item>
          <text:p text:style-name="P13">Realizar una presentación, con duración máxima de <text:span text:style-name="T1">1</text:span><text:span text:style-name="T2">2</text:span><text:span text:style-name="T1"> minutos</text:span>, explicando todos los detalles de la tecnología desarrollada.</text:p>
        </text:list-item>
        <text:list-item>
          <text:p text:style-name="P13">La presentación debe incluir: </text:p>
          <text:list>
            <text:list-item>
              <text:p text:style-name="P20">Algoritmos de Machine Learning implementados</text:p>
            </text:list-item>
            <text:list-item>
              <text:p text:style-name="P13">Estado final de implementación</text:p>
            </text:list-item>
            <text:list-item>
              <text:p text:style-name="P13">Coste temporal de desarrollo de cada tecnología</text:p>
            </text:list-item>
            <text:list-item>
              <text:p text:style-name="P13">Diseño técnico de la implementación</text:p>
            </text:list-item>
            <text:list-item>
              <text:p text:style-name="P13">Decisiones de diseño tomadas y motivación</text:p>
            </text:list-item>
            <text:list-item>
              <text:p text:style-name="P13">Medidas de depuración tomadas para comprobar el funcionamiento de las tecnologías.</text:p>
            </text:list-item>
            <text:list-item>
              <text:p text:style-name="P21">Experimentos realizados y resultados obtenidos.</text:p>
            </text:list-item>
          </text:list>
        </text:list-item>
        <text:list-item>
          <text:p text:style-name="P13">La nota máxima a obtener en la defensa de la tecnología será <text:span text:style-name="T1">1.25 puntos</text:span>.</text:p>
        </text:list-item>
        <text:list-item>
          <text:p text:style-name="P13">La presentación deberá ser entregada <text:span text:style-name="T1">subiéndola</text:span> a la sección <text:span text:style-name="T1">Archivos</text:span> de <text:span text:style-name="T1">Cloud</text:span>. <text:span text:style-name="T25">La fecha límite para la entrega de la presentación es la hora de comienzo de la defensa de trabajos.</text:span></text:p>
        </text:list-item>
      </text:list>
      <text:p text:style-name="P5"/>
      <text:p text:style-name="P3"><text:span text:style-name="T4">Entrega Machine Learning (en grupo): </text:span><text:span text:style-name="T12">Miércoles</text:span><text:span text:style-name="T11">, </text:span><text:span text:style-name="T12">14 de </text:span><text:span text:style-name="T11">enero </text:span><text:span text:style-name="T12">de 2015 a las 23:59h</text:span><text:span text:style-name="T28">.</text:span></text:p>
      <text:p text:style-name="P3"><text:span text:style-name="T1">Condiciones</text:span>:</text:p>
      <text:list xml:id="list3141091331914668154" text:style-name="L2">
        <text:list-item>
          <text:p text:style-name="P22">Cada grupo debe hacer una entrega de un fichero <text:span text:style-name="T17">nombregrupo_MachineLearning.zip</text:span> que contenga lo siguiente:</text:p>
          <text:list>
            <text:list-item>
              <text:p text:style-name="P15"><text:span text:style-name="T4">C</text:span><text:span text:style-name="T1">ódigo fuente </text:span>e instrucciones de compilación para <text:span text:style-name="T1">Debian/Ubuntu </text:span><text:span text:style-name="T4">64</text:span><text:span text:style-name="T3"> bits</text:span>. </text:p>
            </text:list-item>
            <text:list-item>
              <text:p text:style-name="P22">Documento PDF con:</text:p>
              <text:list>
                <text:list-item>
                  <text:p text:style-name="P22">Descripción de todas las tecnlogías implementadas y estado operativo.</text:p>
                </text:list-item>
                <text:list-item>
                  <text:p text:style-name="P22">Manual de utilización del software diseñado para poder utilizar las tecnologías (entrenamiento de bots y uso posterior de los mismos).</text:p>
                </text:list-item>
                <text:list-item>
                  <text:p text:style-name="P22">Descripción de experimentos realizados para evaluar el funcionamiento de las tecnologías y resultados obtenidos</text:p>
                </text:list-item>
                <text:list-item>
                  <text:p text:style-name="P22">Conclusiones obtenidas respecto al trabajo realizado.</text:p>
                </text:list-item>
              </text:list>
            </text:list-item>
          </text:list>
        </text:list-item>
        <text:list-item>
          <text:p text:style-name="P15">La entrega se realizará subiendo <text:span text:style-name="T27">el fichero </text:span>a la sección archivos de <text:span text:style-name="T1">Cloud</text:span>.</text:p>
        </text:list-item>
        <text:list-item>
          <text:p text:style-name="P16">La nota máxima a obtener <text:span text:style-name="T29">por el apartado de Machine Learning </text:span>será <text:span text:style-name="T5">3.00</text:span><text:span text:style-name="T1"> puntos</text:span>. <text:span text:style-name="T29">Cada grupo optará a un máximo total de nota en función de la tabla 3.</text:span></text:p>
        </text:list-item>
        <text:list-item>
          <text:p text:style-name="P23">Los criterios para la evaluación son los siguientes:</text:p>
          <text:list>
            <text:list-item>
              <text:list>
                <text:list-item>
                  <text:p text:style-name="P23"><text:span text:style-name="T1">[75%]</text:span> Estado de funcionamiento de los algoritmos implementados. Si funcionan correctamente en todos los casos, se obtiene el máximo. Si no funcionan correctamente, en función de los problemas que tengan se obtendrá una ponderación sobre el máximo, que quedará a criterio del profesor.</text:p>
                </text:list-item>
                <text:list-item>
                  <text:p text:style-name="P23"><text:span text:style-name="T1">[25%]</text:span> Calidad técnica de la implementación. Se valorará que la implementación tenga un diseño flexible, que permita un fácil uso de los algoritmos desarrollados y sea fácilmente manejable ante cambios y extensiones. La correcta separación entre lógica y datos del software desarrollado será importante en la valoración. </text:p>
                  <text:p text:style-name="P16"/>
                </text:list-item>
              </text:list>
            </text:list-item>
          </text:list>
        </text:list-item>
      </text:list>
      <text:p text:style-name="P1"><text:soft-page-break/><text:span text:style-name="T4">Entrega BOTs Inversión </text:span><text:span text:style-name="T1">(</text:span><text:span text:style-name="T4">individual</text:span><text:span text:style-name="T1">)</text:span>: <text:span text:style-name="T13">Martes</text:span><text:span text:style-name="T9">, </text:span><text:span text:style-name="T13">20</text:span><text:span text:style-name="T7"> de </text:span><text:span text:style-name="T9">enero </text:span><text:span text:style-name="T7">de 201</text:span><text:span text:style-name="T10">5</text:span><text:span text:style-name="T7"> a las 23:59h</text:span>.</text:p>
      <text:p text:style-name="P1"><text:span text:style-name="T1">Condiciones</text:span>:</text:p>
      <text:list xml:id="list5625457901352953306" text:style-name="L3">
        <text:list-item>
          <text:p text:style-name="P24">Con un tiempo de antelación mínimo de <text:span text:style-name="T30">6</text:span> días <text:span text:style-name="T30">(14 de enero de 2015)</text:span>, los alumnos recibirán los datos históricos de un valor de mercado o de una cartera real <text:span text:style-name="T24">(en adelante, El Stock)</text:span>, extraídos de fuentes de inversión fiables.</text:p>
        </text:list-item>
        <text:list-item>
          <text:p text:style-name="P24">Los datos de inversión se darán en formato CSV, con la misma estructura que provee Google Finance, <text:span text:style-name="T23">salvo por el tiempo, que vendrá expresado en </text:span><text:a xlink:type="simple" xlink:href="http://es.wikipedia.org/wiki/Tiempo_Unix"><text:span text:style-name="T23">TIEMPO UNIX</text:span></text:a><text:span text:style-name="T23">. Por tanto, cada línea del fichero contendrá los datos: </text:span><text:span text:style-name="T32">unixtime (long int), open (double), high (double), low (double), close (double), volume (double)</text:span><text:span text:style-name="T23">.</text:span></text:p>
        </text:list-item>
        <text:list-item>
          <text:p text:style-name="P25">Con los datos de inversión, los participantes deberán entrenar bots que sean capaces de ganar dinero comprando y vendiendo unidades del Stock.</text:p>
        </text:list-item>
        <text:list-item>
          <text:p text:style-name="P18">Se entregará <text:span text:style-name="T1">código fuente </text:span>e instrucciones de compilación para <text:span text:style-name="T1">Debian/Ubuntu </text:span><text:span text:style-name="T4">64</text:span><text:span text:style-name="T3"> bits</text:span>.</text:p>
          <text:list>
            <text:list-item>
              <text:p text:style-name="P18">La entrega se realizará subiendo a la sección archivos de <text:span text:style-name="T1">Cloud</text:span> un fichero <text:span text:style-name="T17">nombre</text:span><text:span text:style-name="T18">completo</text:span><text:span text:style-name="T17">alumno_bot.zip</text:span> que contenga el código fuente en un directorio y un fichero readme.txt con la siguiente información: <text:span text:style-name="T15">Nombre completo de autor, tecnologías utilizadas, instrucciones de compilación, otra información relevante</text:span>.</text:p>
            </text:list-item>
            <text:list-item>
              <text:p text:style-name="P18"><text:span text:style-name="T27">Además, se puede entregar un ejecutable, compilado en 64 bits y con las librerías enlazadas estáticamente (o incorpradas en el pack utilizando LD_LIBRARY_PATH).</text:span> </text:p>
            </text:list-item>
            <text:list-item>
              <text:p text:style-name="P18">Tras compilar, el fichero <text:span text:style-name="T1">ejecutable deberá llamarse</text:span> <text:span text:style-name="T19">username.robot</text:span>. <text:span text:style-name="T22">username</text:span> será el <text:s/>nombre de usuario del alumno en <text:span text:style-name="T17">cloud.i3a.ua.es</text:span>.</text:p>
            </text:list-item>
            <text:list-item>
              <text:p text:style-name="P18">Se debe incluir todo lo necesario para compilar, así como una lista de librerías necesarias del sistema, en su caso. <text:span text:style-name="T24">Preferentemente, deben adjuntarse las librerías en una carpeta, en 64 bits.</text:span></text:p>
            </text:list-item>
          </text:list>
        </text:list-item>
        <text:list-item>
          <text:p text:style-name="P18"><text:span text:style-name="T24">Estará </text:span><text:span text:style-name="T1">prohibido</text:span><text:span text:style-name="T24"> leer y escribir en ficheros en tiempo de ejecución. Toda la información que deba manejar un bot deberá estar embebida en el ejecutable en tiempo de compilación.</text:span></text:p>
        </text:list-item>
      </text:list>
      <text:list xml:id="list181420558012628" text:continue-list="list3141091331914668154" text:style-name="L2">
        <text:list-item>
          <text:p text:style-name="P14">Los bots entregados deben hacer uso <text:span text:style-name="T1">obligatoriamente</text:span> de la tecnología desarrollada por el grupo.</text:p>
        </text:list-item>
        <text:list-item>
          <text:p text:style-name="P14">Cómo <text:span text:style-name="T1">mínimo</text:span> debe haber 1 tecnología funcionando en el módulo común del grupo.</text:p>
        </text:list-item>
        <text:list-item>
          <text:p text:style-name="P23">Criterios de <text:span text:style-name="T30">e</text:span>valuación:</text:p>
          <text:list>
            <text:list-item>
              <text:p text:style-name="P14"><text:span text:style-name="T1">[</text:span><text:span text:style-name="T5">0.50</text:span><text:span text:style-name="T1"> puntos]</text:span> Bot funcional, compilando y cumpliendo las condiciones de entrega.</text:p>
            </text:list-item>
            <text:list-item>
              <text:p text:style-name="P17"><text:span text:style-name="T1">[1.</text:span><text:span text:style-name="T5">50</text:span><text:span text:style-name="T1"> puntos]</text:span> <text:span text:style-name="T30">La puntuación obtenida saldrá de esta fórmula (pos: posición final, numbots: total de bots compitiendo): </text:span><text:span text:style-name="T31">puntos = 1.50 * ((1 – (pos – 1)/numbots)</text:span></text:p>
            </text:list-item>
          </text:list>
        </text:list-item>
      </text:list>
      <text:p text:style-name="P6"/>
      <text:p text:style-name="P1"><text:span text:style-name="T1">Campeonato de </text:span><text:span text:style-name="T3">bots de inversión</text:span><text:span text:style-name="T1"> (individual)</text:span>: <text:span text:style-name="T14">A realizar </text:span><text:span text:style-name="T9">del </text:span><text:span text:style-name="T14">22</text:span><text:span text:style-name="T9"> al </text:span><text:span text:style-name="T14">30</text:span><text:span text:style-name="T9"> de </text:span><text:span text:style-name="T14">enero</text:span></text:p>
      <text:list xml:id="list580353180584719799" text:style-name="L4">
        <text:list-item>
          <text:p text:style-name="P19">El campeonato de <text:span text:style-name="T21">bots de inversión</text:span> tendrá <text:span text:style-name="T21">una única prueba</text:span>: <text:span text:style-name="T16">All vs All</text:span>.</text:p>
        </text:list-item>
        <text:list-item>
          <text:p text:style-name="P26">Todos los bots participantes participarán en <text:span text:style-name="T30">una o </text:span>varias simulaciones de mercado, <text:span text:style-name="T30">utilizando el simulador </text:span><text:a xlink:type="simple" xlink:href="http://pili.la/invsim64"><text:span text:style-name="T6">invSim64</text:span></text:a><text:span text:style-name="T30"> facilitado en clase de teoría</text:span>.</text:p>
        </text:list-item>
        <text:list-item>
          <text:p text:style-name="P26">Las simulaciones de mercado harán que los bots reciban información “en tiempo real de simulación” sobre las variaciones del precio en el mercado simulado. En respuesta a esta información, los bots deberán enviar ordenes de compra o venta cuando crean oportuno.</text:p>
        </text:list-item>
        <text:list-item>
          <text:p text:style-name="P26">Las simulaciones durarán un tiempo determinado. Al finalizar el tiempo de simulación, ganará el bot cuya suma entre su dinero disponible y el valor final de sus Stocks sea mayor.</text:p>
        </text:list-item>
        <text:list-item>
          <text:p text:style-name="P27">Cada simulación será independiente de las anteriores: todos los bots comenzarán siempre con una misma cantidad predeterminada de dinero.</text:p>
        </text:list-item>
        <text:list-item>
          <text:p text:style-name="P27">Finalmente, se sumarán los resultados de todas las simulaciones y ganará el bot que mayor cantidad de dinero haya conseguido obtener, como suma de su dinero y el valor sus Stocks finales entre todas las simulaciones.</text:p>
        </text:list-item>
      </text:list>
      <text:p text:style-name="P4"/>
      <text:p text:style-name="P7"/>
      <text:p text:style-name="P12">Tabla <text:span text:style-name="T33">1:</text:span> Dificultad de Modelos de Machine Learning </text:p>
      <text:p text:style-name="P7"/>
      <text:list xml:id="list4437363271506083926" text:style-name="L5">
        <text:list-item>
          <text:p text:style-name="P28">Fáciles:</text:p>
          <text:list>
            <text:list-item>
              <text:p text:style-name="P28">Perceptrón</text:p>
            </text:list-item>
            <text:list-item>
              <text:p text:style-name="P28">Regresión Lineal</text:p>
            </text:list-item>
          </text:list>
        </text:list-item>
        <text:list-item>
          <text:p text:style-name="P28">Medios:</text:p>
          <text:list>
            <text:list-item>
              <text:p text:style-name="P28">Regresión Lineal con transformaciones no lineales</text:p>
            </text:list-item>
            <text:list-item>
              <text:p text:style-name="P28">Regresión Logística</text:p>
            </text:list-item>
            <text:list-item>
              <text:p text:style-name="P28">Redes Neuronales</text:p>
            </text:list-item>
          </text:list>
        </text:list-item>
        <text:list-item>
          <text:p text:style-name="P28">Difíciles:</text:p>
          <text:list>
            <text:list-item>
              <text:p text:style-name="P28">Redes Neuronales con Algoritmos Genéticos</text:p>
            </text:list-item>
            <text:list-item>
              <text:p text:style-name="P28">Support Vector Machines</text:p>
            </text:list-item>
            <text:list-item>
              <text:p text:style-name="P28">Radial Basis Functions con Kernel Methods</text:p>
            </text:list-item>
          </text:list>
        </text:list-item>
      </text:list>
      <text:p text:style-name="P9"/>
      <text:p text:style-name="P7">Tabla <text:span text:style-name="T33">2: </text:span>Añadidos a los Modelos de Machine Learning</text:p>
      <text:p text:style-name="P9"/>
      <text:list xml:id="list5722002090122858997" text:style-name="L6">
        <text:list-item>
          <text:p text:style-name="P29">Regularización</text:p>
        </text:list-item>
        <text:list-item>
          <text:p text:style-name="P29">Validación</text:p>
        </text:list-item>
        <text:list-item>
          <text:p text:style-name="P29">Preprocesado </text:p>
          <text:list>
            <text:list-item>
              <text:p text:style-name="P29">Algoritmo de las K-medias (Clústering no-supervisado)</text:p>
            </text:list-item>
            <text:list-item>
              <text:p text:style-name="P29">Mixture of Gaussians (EM)</text:p>
            </text:list-item>
            <text:list-item>
              <text:p text:style-name="P29">Principal Component Analysis (PCA)</text:p>
            </text:list-item>
          </text:list>
        </text:list-item>
      </text:list>
      <text:p text:style-name="P9"/>
      <text:p text:style-name="P8">Tabla 3: <text:span text:style-name="T34">P</text:span>untuaciones según grupos y algoritmos elegidos</text:p>
      <text:p text:style-name="P8"/>
      <text:list xml:id="list7307313831050915333" text:style-name="L7">
        <text:list-item>
          <text:p text:style-name="P31">Grupos de 3 o 4 personas:</text:p>
          <text:list>
            <text:list-item>
              <text:p text:style-name="P30"><text:span text:style-name="T1">[&lt;= 2.00 puntos]</text:span> 2 Modelos fáciles + 2 Medios + 1 Añadido</text:p>
            </text:list-item>
            <text:list-item>
              <text:p text:style-name="P30"><text:span text:style-name="T1">[&lt;= 2.50 puntos]</text:span> 2 Modelos fáciles + 1 Medios + 1 Difícil + 1 Añadido</text:p>
            </text:list-item>
            <text:list-item>
              <text:p text:style-name="P30"><text:span text:style-name="T1">[&lt;= 3.00 puntos]</text:span> 1 Modelos fácil + 2 Medios + 1 Difícil + 2 Añadidos</text:p>
            </text:list-item>
          </text:list>
          <text:p text:style-name="P31"/>
        </text:list-item>
        <text:list-item>
          <text:p text:style-name="P31">Grupos de 5+ personas:</text:p>
          <text:list>
            <text:list-item>
              <text:p text:style-name="P30"><text:span text:style-name="T1">[&lt;= 2.00 puntos]</text:span> 2 Modelos fáciles + 3 Medios + 2 Añadidos</text:p>
            </text:list-item>
            <text:list-item>
              <text:p text:style-name="P30"><text:span text:style-name="T1">[&lt;= 2.50 puntos]</text:span> 2 Modelos fáciles + 2 Medios + 1 Difícil + 2 Añadido</text:p>
            </text:list-item>
            <text:list-item>
              <text:p text:style-name="P30"><text:span text:style-name="T1">[&lt;= 3.00 puntos]</text:span> 2 Modelos fáciles + 2 Medios + 2 Difíciles + 3 Añadido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5:08:03.317304843</meta:creation-date>
    <dc:date>2014-12-05T18:14:20.131542581</dc:date>
    <meta:editing-duration>PT3H47M12S</meta:editing-duration>
    <meta:editing-cycles>9</meta:editing-cycles>
    <meta:generator>LibreOffice/4.2.7.2$Linux_X86_64 LibreOffice_project/420m0$Build-2</meta:generator>
    <meta:document-statistic meta:table-count="0" meta:image-count="0" meta:object-count="0" meta:page-count="3" meta:paragraph-count="82" meta:word-count="1119" meta:character-count="6871" meta:non-whitespace-character-count="5893"/>
  </office:meta>
</office:document-meta>
</file>